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 Sans" svg:font-family="'Open Sans'" style:font-family-generic="swiss" style:font-pitch="variable"/>
  </office:font-face-decls>
  <office:automatic-styles>
    <style:style style:name="P1" style:family="paragraph" style:parent-style-name="Title">
      <style:text-properties style:font-name="Open Sans" officeooo:rsid="0016ae99" officeooo:paragraph-rsid="0016ae99"/>
    </style:style>
    <style:style style:name="P2" style:family="paragraph" style:parent-style-name="Text_20_body">
      <style:paragraph-properties fo:text-align="justify" style:justify-single-word="false"/>
      <style:text-properties style:font-name="Open Sans" officeooo:rsid="0016ae99" officeooo:paragraph-rsid="0016ae99"/>
    </style:style>
    <style:style style:name="P3" style:family="paragraph" style:parent-style-name="Heading_20_2">
      <style:text-properties style:font-name="Open Sans"/>
    </style:style>
    <style:style style:name="P4" style:family="paragraph" style:parent-style-name="Text_20_body">
      <style:paragraph-properties fo:text-align="justify" style:justify-single-word="false"/>
      <style:text-properties style:font-name="Open Sans" officeooo:rsid="0018026c" officeooo:paragraph-rsid="0018026c"/>
    </style:style>
    <style:style style:name="P5" style:family="paragraph" style:parent-style-name="Text_20_body">
      <style:text-properties style:font-name="Open Sans"/>
    </style:style>
    <style:style style:name="T1" style:family="text">
      <style:text-properties officeooo:rsid="00208e8c"/>
    </style:style>
    <style:style style:name="T2" style:family="text">
      <style:text-properties officeooo:rsid="001f2de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Neurodi</text:p>
      <text:p text:style-name="P2">Abstrakt: Es soll ein Simpler, open source, nutzerfreundlicher und besonders belohnender organizer sein in dem man verschiedene „Tasks“ hinzufügen kann, die man über den Tag verteilt abarbeitet. Es wird in verschiedene Wichtigkeiten unterteilt wie z.B. „base-Tasks“, welche Sachen abdecken sollten wie Zähne putzen oder 3 mal am Tag zu essen oder „work-Tasks“, welche Arbeitsaufgaben abdecken. Der/Die Nutzer:in sollte volle Freiheit sowohl über UI als auch ihre eigenen Tasks und deren Wichtigkeiten haben. Allerdings möchte ich verschiedene UI Designs vorinstalliert bzw. zur Auswahl bereit haben. Das innovative an diesem Organizer ist, dass man für jede Task „Erfahrungspunkte“ bekommt und sein Level erhöhen kann.</text:p>
      <text:h text:style-name="P3" text:outline-level="2">Einleitung</text:h>
      <text:p text:style-name="P4">Das Ziel sollte sein Menschen <text:span text:style-name="T1">im</text:span> Alltag zu helfen und ihnen auf eine Spaßige, belohnende und vor allem Individuelle Art und weise die Hürde aufgaben anzufangen und zu beenden niedriger <text:span text:style-name="T2">zu</text:span> setzen. Es ist anfangs als Desktop und <text:span text:style-name="T2">Mobile</text:span> App gedacht.</text:p>
      <text:h text:style-name="P3" text:outline-level="2">Projektplanung</text:h>
      <text:p text:style-name="P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 Sans" svg:font-family="'Open Sans'" style:font-family-generic="swiss"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6pt" fo:font-weight="bold" style:font-size-asian="16pt" style:font-weight-asian="bold" style:font-size-complex="16pt"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1-13T11:19:06.756315889</meta:creation-date>
    <dc:date>2025-07-25T16:48:19.152162834</dc:date>
    <meta:editing-duration>PT56M47S</meta:editing-duration>
    <meta:editing-cycles>6</meta:editing-cycles>
    <meta:generator>LibreOffice/25.2.5.2$Linux_X86_64 LibreOffice_project/520$Build-2</meta:generator>
    <meta:document-statistic meta:table-count="0" meta:image-count="0" meta:object-count="0" meta:page-count="1" meta:paragraph-count="5" meta:word-count="146" meta:character-count="995" meta:non-whitespace-character-count="854"/>
  </office:meta>
</office:document-meta>
</file>